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Droid Sans" svg:font-family="'Droid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</style:style>
    <style:style style:name="P2" style:family="paragraph" style:parent-style-name="Standard">
      <style:paragraph-properties fo:line-height="100%"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00%"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line-height="100%" fo:text-align="justify" style:justify-single-word="false"/>
      <style:text-properties fo:font-weight="bold" officeooo:rsid="0015be1d" officeooo:paragraph-rsid="0015be1d" style:font-weight-asian="bold" style:font-weight-complex="bold"/>
    </style:style>
    <style:style style:name="P5" style:family="paragraph" style:parent-style-name="Standard">
      <style:text-properties fo:font-weight="normal" officeooo:rsid="002c84c8" officeooo:paragraph-rsid="002c84c8" style:font-weight-asian="normal" style:font-weight-complex="normal"/>
    </style:style>
    <style:style style:name="P6" style:family="paragraph" style:parent-style-name="List_20_Paragraph">
      <style:paragraph-properties fo:margin-left="0cm" fo:margin-right="0cm" fo:text-indent="-0.635cm" style:auto-text-indent="false"/>
      <style:text-properties fo:font-weight="bold" officeooo:paragraph-rsid="001be461" style:font-weight-asian="bold" style:font-weight-complex="bold"/>
    </style:style>
    <style:style style:name="P7" style:family="paragraph" style:parent-style-name="List_20_Paragraph">
      <style:paragraph-properties fo:margin-left="0cm" fo:margin-right="0cm" fo:text-indent="-0.635cm" style:auto-text-indent="false"/>
      <style:text-properties fo:font-weight="bold" officeooo:rsid="001be461" officeooo:paragraph-rsid="001be461" style:font-weight-asian="bold" style:font-weight-complex="bold"/>
    </style:style>
    <style:style style:name="P8" style:family="paragraph" style:parent-style-name="List_20_Paragraph">
      <style:paragraph-properties fo:margin-left="0cm" fo:margin-right="0cm" fo:text-indent="-0.635cm" style:auto-text-indent="false"/>
      <style:text-properties fo:font-weight="bold" officeooo:paragraph-rsid="001deec5" style:font-weight-asian="bold" style:font-weight-complex="bold"/>
    </style:style>
    <style:style style:name="P9" style:family="paragraph" style:parent-style-name="List_20_Paragraph">
      <style:paragraph-properties fo:margin-left="0cm" fo:margin-right="0cm" fo:text-indent="-0.635cm" style:auto-text-indent="false"/>
      <style:text-properties fo:font-weight="normal" officeooo:rsid="001be461" officeooo:paragraph-rsid="001be461" style:font-weight-asian="normal" style:font-weight-complex="normal"/>
    </style:style>
    <style:style style:name="P10" style:family="paragraph" style:parent-style-name="List_20_Paragraph">
      <style:paragraph-properties fo:margin-left="0cm" fo:margin-right="0cm" fo:text-indent="-0.635cm" style:auto-text-indent="false"/>
      <style:text-properties fo:font-weight="normal" officeooo:rsid="001deec5" officeooo:paragraph-rsid="001deec5" style:font-weight-asian="normal" style:font-weight-complex="normal"/>
    </style:style>
    <style:style style:name="P11" style:family="paragraph" style:parent-style-name="List_20_Paragraph">
      <style:paragraph-properties fo:margin-left="0cm" fo:margin-right="0cm" fo:text-indent="-0.635cm" style:auto-text-indent="false"/>
      <style:text-properties fo:font-weight="normal" officeooo:paragraph-rsid="001454cf" style:font-weight-asian="normal" style:font-weight-complex="normal"/>
    </style:style>
    <style:style style:name="P12" style:family="paragraph" style:parent-style-name="List_20_Paragraph">
      <style:paragraph-properties fo:margin-left="0cm" fo:margin-right="0cm" fo:text-indent="-0.635cm" style:auto-text-indent="false"/>
      <style:text-properties fo:font-weight="normal" officeooo:rsid="00224867" officeooo:paragraph-rsid="00224867" style:font-weight-asian="normal" style:font-weight-complex="normal"/>
    </style:style>
    <style:style style:name="P13" style:family="paragraph" style:parent-style-name="List_20_Paragraph">
      <style:paragraph-properties fo:margin-left="0cm" fo:margin-right="0cm" fo:text-indent="-0.635cm" style:auto-text-indent="false"/>
      <style:text-properties fo:font-weight="normal" officeooo:rsid="0023e637" officeooo:paragraph-rsid="0023e637" style:font-weight-asian="normal" style:font-weight-complex="normal"/>
    </style:style>
    <style:style style:name="P14" style:family="paragraph" style:parent-style-name="List_20_Paragraph">
      <style:paragraph-properties fo:margin-left="0cm" fo:margin-right="0cm" fo:text-indent="-0.635cm" style:auto-text-indent="false"/>
      <style:text-properties fo:font-weight="normal" officeooo:rsid="00257319" officeooo:paragraph-rsid="00257319" style:font-weight-asian="normal" style:font-weight-complex="normal"/>
    </style:style>
    <style:style style:name="P15" style:family="paragraph" style:parent-style-name="List_20_Paragraph">
      <style:paragraph-properties fo:margin-left="0cm" fo:margin-right="0cm" fo:text-indent="-0.635cm" style:auto-text-indent="false"/>
      <style:text-properties fo:font-weight="normal" officeooo:rsid="00271e66" officeooo:paragraph-rsid="00271e66" style:font-weight-asian="normal" style:font-weight-complex="normal"/>
    </style:style>
    <style:style style:name="P16" style:family="paragraph" style:parent-style-name="Standard" style:master-page-name="Standard">
      <style:paragraph-properties fo:margin-top="0cm" fo:margin-bottom="0cm" style:contextual-spacing="false" fo:line-height="100%" fo:text-align="justify" style:justify-single-word="false" style:page-number="auto"/>
    </style:style>
    <style:style style:name="P17" style:family="paragraph" style:parent-style-name="Standard">
      <style:paragraph-properties fo:line-height="10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>
      <style:paragraph-properties fo:line-height="100%" fo:text-align="justify" style:justify-single-word="false"/>
      <style:text-properties style:font-name="Times New Roman" fo:font-size="12pt" officeooo:rsid="0015be1d" officeooo:paragraph-rsid="0015be1d" style:font-size-asian="12pt" style:font-name-complex="Times New Roman1" style:font-size-complex="12pt"/>
    </style:style>
    <style:style style:name="P20" style:family="paragraph" style:parent-style-name="Standard">
      <style:paragraph-properties fo:line-height="100%" fo:text-align="justify" style:justify-single-word="false"/>
      <style:text-properties style:font-name="Times New Roman" fo:font-size="12pt" fo:font-weight="normal" officeooo:rsid="0015be1d" officeooo:paragraph-rsid="0015be1d" style:font-size-asian="12pt" style:font-weight-asian="normal" style:font-name-complex="Times New Roman1" style:font-size-complex="12pt" style:font-weight-complex="normal"/>
    </style:style>
    <style:style style:name="P21" style:family="paragraph" style:parent-style-name="Standard">
      <style:paragraph-properties fo:line-height="100%" fo:text-align="justify" style:justify-single-word="false"/>
      <style:text-properties style:font-name="Times New Roman" fo:font-size="12pt" fo:font-weight="normal" officeooo:rsid="00177476" officeooo:paragraph-rsid="00177476" style:font-size-asian="12pt" style:font-weight-asian="normal" style:font-name-complex="Times New Roman1" style:font-size-complex="12pt" style:font-weight-complex="normal"/>
    </style:style>
    <style:style style:name="P22" style:family="paragraph" style:parent-style-name="Standard">
      <style:paragraph-properties fo:line-height="100%" fo:text-align="justify" style:justify-single-word="false"/>
      <style:text-properties style:font-name="Times New Roman" fo:font-size="12pt" fo:font-weight="normal" officeooo:rsid="0018471a" officeooo:paragraph-rsid="0018471a" style:font-size-asian="12pt" style:font-weight-asian="normal" style:font-name-complex="Times New Roman1" style:font-size-complex="12pt" style:font-weight-complex="normal"/>
    </style:style>
    <style:style style:name="P23" style:family="paragraph" style:parent-style-name="Standard">
      <style:text-properties fo:font-weight="normal" officeooo:rsid="002e4f03" officeooo:paragraph-rsid="002e4f03" style:font-weight-asian="normal" style:font-weight-complex="normal"/>
    </style:style>
    <style:style style:name="P24" style:family="paragraph" style:parent-style-name="Standard">
      <style:text-properties fo:font-weight="normal" officeooo:rsid="003380c9" officeooo:paragraph-rsid="003380c9" style:font-weight-asian="normal" style:font-weight-complex="normal"/>
    </style:style>
    <style:style style:name="P25" style:family="paragraph" style:parent-style-name="Standard">
      <style:text-properties fo:font-weight="normal" officeooo:rsid="00362fb4" officeooo:paragraph-rsid="00362fb4" style:font-weight-asian="normal" style:font-weight-complex="normal"/>
    </style:style>
    <style:style style:name="P26" style:family="paragraph" style:parent-style-name="Standard">
      <style:text-properties fo:font-weight="normal" officeooo:rsid="0038015a" officeooo:paragraph-rsid="0038015a" style:font-weight-asian="normal" style:font-weight-complex="normal"/>
    </style:style>
    <style:style style:name="P27" style:family="paragraph" style:parent-style-name="Standard">
      <style:paragraph-properties>
        <style:tab-stops>
          <style:tab-stop style:position="8.386cm"/>
        </style:tab-stops>
      </style:paragraph-properties>
      <style:text-properties fo:font-weight="normal" officeooo:rsid="0038619b" officeooo:paragraph-rsid="0038619b" style:font-weight-asian="normal" style:font-weight-complex="normal"/>
    </style:style>
    <style:style style:name="P28" style:family="paragraph" style:parent-style-name="Standard">
      <style:text-properties fo:font-weight="bold" officeooo:rsid="002e4f03" officeooo:paragraph-rsid="002e4f03" style:font-weight-asian="bold" style:font-weight-complex="bold"/>
    </style:style>
    <style:style style:name="P29" style:family="paragraph" style:parent-style-name="List_20_Paragraph" style:list-style-name="WWNum2">
      <style:paragraph-properties fo:margin-left="0cm" fo:margin-right="0cm" fo:text-indent="-0.635cm" style:auto-text-indent="false"/>
      <style:text-properties fo:font-weight="bold" officeooo:paragraph-rsid="001454cf" style:font-weight-asian="bold" style:font-weight-complex="bold"/>
    </style:style>
    <style:style style:name="P30" style:family="paragraph" style:parent-style-name="List_20_Paragraph" style:list-style-name="WWNum2">
      <style:paragraph-properties fo:margin-left="0cm" fo:margin-right="0cm" fo:text-indent="-0.635cm" style:auto-text-indent="false"/>
      <style:text-properties style:font-name="Bitstream Charter" fo:font-size="12pt" fo:font-weight="bold" officeooo:paragraph-rsid="001454cf" style:font-size-asian="12pt" style:font-weight-asian="bold" style:font-name-complex="Times New Roman1" style:font-size-complex="12pt" style:font-weight-complex="bold"/>
    </style:style>
    <style:style style:name="P31" style:family="paragraph" style:parent-style-name="List_20_Paragraph">
      <style:paragraph-properties fo:margin-left="0cm" fo:margin-right="0cm" fo:text-indent="-0.635cm" style:auto-text-indent="false"/>
      <style:text-properties style:font-name="Bitstream Charter" fo:font-size="12pt" fo:font-weight="bold" officeooo:rsid="001deec5" officeooo:paragraph-rsid="001deec5" style:font-size-asian="12pt" style:font-weight-asian="bold" style:font-name-complex="Times New Roman1" style:font-size-complex="12pt" style:font-weight-complex="bold"/>
    </style:style>
    <style:style style:name="P32" style:family="paragraph" style:parent-style-name="List_20_Paragraph">
      <style:paragraph-properties fo:margin-left="0cm" fo:margin-right="0cm" fo:text-indent="-0.635cm" style:auto-text-indent="false"/>
      <style:text-properties style:font-name="Bitstream Charter" fo:font-size="12pt" fo:font-weight="bold" officeooo:paragraph-rsid="001454cf" style:font-size-asian="12pt" style:font-weight-asian="bold" style:font-name-complex="Times New Roman1" style:font-size-complex="12pt" style:font-weight-complex="bold"/>
    </style:style>
    <style:style style:name="P33" style:family="paragraph" style:parent-style-name="List_20_Paragraph">
      <style:paragraph-properties fo:margin-left="0cm" fo:margin-right="0cm" fo:text-indent="-0.635cm" style:auto-text-indent="false"/>
      <style:text-properties style:font-name="Bitstream Charter" fo:font-size="12pt" fo:font-weight="normal" officeooo:rsid="001a7408" officeooo:paragraph-rsid="001a7408" style:font-size-asian="12pt" style:font-weight-asian="normal" style:font-name-complex="Times New Roman1" style:font-size-complex="12pt" style:font-weight-complex="normal"/>
    </style:style>
    <style:style style:name="P34" style:family="paragraph" style:parent-style-name="List_20_Paragraph">
      <style:paragraph-properties fo:margin-left="0cm" fo:margin-right="0cm" fo:text-indent="-0.635cm" style:auto-text-indent="false"/>
      <style:text-properties style:font-name="Bitstream Charter" fo:font-size="12pt" fo:font-weight="normal" officeooo:rsid="001deec5" officeooo:paragraph-rsid="001deec5" style:font-size-asian="12pt" style:font-weight-asian="normal" style:font-name-complex="Times New Roman1" style:font-size-complex="12pt" style:font-weight-complex="normal"/>
    </style:style>
    <style:style style:name="P35" style:family="paragraph" style:parent-style-name="List_20_Paragraph">
      <style:paragraph-properties fo:margin-left="0cm" fo:margin-right="0cm" fo:text-indent="-0.635cm" style:auto-text-indent="false"/>
      <style:text-properties style:font-name="Bitstream Charter" fo:font-size="12pt" fo:font-weight="normal" officeooo:rsid="001e4abf" officeooo:paragraph-rsid="001e4abf" style:font-size-asian="12pt" style:font-weight-asian="normal" style:font-name-complex="Times New Roman1" style:font-size-complex="12pt" style:font-weight-complex="normal"/>
    </style:style>
    <style:style style:name="P36" style:family="paragraph" style:parent-style-name="List_20_Paragraph">
      <style:paragraph-properties fo:margin-left="0cm" fo:margin-right="0cm" fo:text-indent="-0.635cm" style:auto-text-indent="false"/>
      <style:text-properties style:font-name="Bitstream Charter" fo:font-size="12pt" fo:font-weight="normal" officeooo:rsid="001fc81b" officeooo:paragraph-rsid="001fc81b" style:font-size-asian="12pt" style:font-weight-asian="normal" style:font-name-complex="Times New Roman1" style:font-size-complex="12pt" style:font-weight-complex="normal"/>
    </style:style>
    <style:style style:name="P37" style:family="paragraph" style:parent-style-name="List_20_Paragraph">
      <style:paragraph-properties fo:margin-left="0cm" fo:margin-right="0cm" fo:text-indent="-0.635cm" style:auto-text-indent="false">
        <style:tab-stops>
          <style:tab-stop style:position="7.144cm"/>
        </style:tab-stops>
      </style:paragraph-properties>
      <style:text-properties style:font-name="Bitstream Charter" fo:font-size="12pt" fo:font-weight="normal" officeooo:rsid="00257319" officeooo:paragraph-rsid="00257319" style:font-size-asian="12pt" style:font-weight-asian="normal" style:font-name-complex="Times New Roman1" style:font-size-complex="12pt" style:font-weight-complex="normal"/>
    </style:style>
    <style:style style:name="P38" style:family="paragraph" style:parent-style-name="List_20_Paragraph">
      <style:paragraph-properties fo:margin-left="0cm" fo:margin-right="0cm" fo:text-indent="-0.635cm" style:auto-text-indent="false"/>
      <style:text-properties style:font-name="Bitstream Charter" fo:font-size="12pt" fo:font-weight="normal" officeooo:rsid="00276971" officeooo:paragraph-rsid="00276971" style:font-size-asian="12pt" style:font-weight-asian="normal" style:font-name-complex="Times New Roman1" style:font-size-complex="12pt" style:font-weight-complex="normal"/>
    </style:style>
    <style:style style:name="P39" style:family="paragraph" style:parent-style-name="List_20_Paragraph">
      <style:paragraph-properties fo:margin-left="0cm" fo:margin-right="0cm" fo:text-indent="-0.635cm" style:auto-text-indent="false"/>
      <style:text-properties style:font-name="Bitstream Charter" fo:font-size="12pt" fo:font-weight="normal" officeooo:rsid="0027ed47" officeooo:paragraph-rsid="0027ed47" style:font-size-asian="12pt" style:font-weight-asian="normal" style:font-name-complex="Times New Roman1" style:font-size-complex="12pt" style:font-weight-complex="normal"/>
    </style:style>
    <style:style style:name="P40" style:family="paragraph" style:parent-style-name="List_20_Paragraph">
      <style:paragraph-properties fo:margin-left="0cm" fo:margin-right="0cm" fo:text-indent="-0.635cm" style:auto-text-indent="false"/>
      <style:text-properties style:font-name="Bitstream Charter" fo:font-size="12pt" fo:font-weight="normal" officeooo:rsid="00282a5d" officeooo:paragraph-rsid="00282a5d" style:font-size-asian="12pt" style:font-weight-asian="normal" style:font-name-complex="Times New Roman1" style:font-size-complex="12pt" style:font-weight-complex="normal"/>
    </style:style>
    <style:style style:name="P41" style:family="paragraph" style:parent-style-name="List_20_Paragraph">
      <style:paragraph-properties fo:margin-left="0cm" fo:margin-right="0cm" fo:text-indent="-0.635cm" style:auto-text-indent="false"/>
      <style:text-properties style:font-name="Bitstream Charter" fo:font-size="12pt" fo:font-weight="normal" officeooo:rsid="002ace3d" officeooo:paragraph-rsid="002ace3d" style:font-size-asian="12pt" style:font-weight-asian="normal" style:font-name-complex="Times New Roman1" style:font-size-complex="12pt" style:font-weight-complex="normal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4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style:text-underline-style="dash" style:text-underline-width="auto" style:text-underline-color="font-color" style:font-size-asian="12pt" style:font-name-complex="Times New Roman1" style:font-size-complex="12pt"/>
    </style:style>
    <style:style style:name="T6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Bitstream Charter" fo:font-size="12pt" style:font-size-asian="12pt" style:font-name-complex="Times New Roman1" style:font-size-complex="12pt"/>
    </style:style>
    <style:style style:name="T8" style:family="text">
      <style:text-properties style:font-name="Bitstream Charter" fo:font-size="12pt" officeooo:rsid="0015be1d" style:font-size-asian="12pt" style:font-name-complex="Times New Roman1" style:font-size-complex="12pt"/>
    </style:style>
    <style:style style:name="T9" style:family="text">
      <style:text-properties style:font-name="Bitstream Charter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10" style:family="text">
      <style:text-properties style:font-name="Bitstream Charter" fo:font-size="12pt" fo:font-weight="normal" officeooo:rsid="001deec5" style:font-size-asian="12pt" style:font-weight-asian="normal" style:font-name-complex="Times New Roman1" style:font-size-complex="12pt" style:font-weight-complex="normal"/>
    </style:style>
    <style:style style:name="T11" style:family="text">
      <style:text-properties fo:font-weight="normal" officeooo:rsid="001be461" style:font-weight-asian="normal" style:font-weight-complex="normal"/>
    </style:style>
    <style:style style:name="T12" style:family="text">
      <style:text-properties officeooo:rsid="001be461"/>
    </style:style>
    <style:style style:name="T13" style:family="text">
      <style:text-properties officeooo:rsid="003003d0"/>
    </style:style>
    <style:style style:name="T14" style:family="text">
      <style:text-properties style:text-position="super 58%" officeooo:rsid="003003d0"/>
    </style:style>
    <style:style style:name="T15" style:family="text">
      <style:text-properties style:text-position="0% 100%"/>
    </style:style>
    <style:style style:name="T16" style:family="text">
      <style:text-properties officeooo:rsid="00318e03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318e03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7">Problem statement :<text:bookmark text:name="_GoBack"/></text:p>
      <text:p text:style-name="P18">Create the University Database having following specifications :</text:p>
      <text:p text:style-name="P1"><text:span text:style-name="T2"><text:tab/></text:span><text:span text:style-name="T1">1. Department table( dept_no, dept_name, building_name )</text:span></text:p>
      <text:p text:style-name="P18"><text:tab/><text:tab/>Apply Unique constraint on name field.</text:p>
      <text:p text:style-name="P19">create table Department(dept_no int,dept_name varchar(15),bldg_name varchar(15),unique(dept_name)); </text:p>
      <text:p text:style-name="P19">Query OK, 0 rows affected (0.10 sec) </text:p>
      <text:p text:style-name="P19"><text:s/>desc Department; </text:p>
      <text:p text:style-name="P19">+-----------+-------------+------+-----+---------+-------+ </text:p>
      <text:p text:style-name="P19">| Field <text:s text:c="4"/>| Type <text:s text:c="7"/>| Null | Key | Default | Extra | </text:p>
      <text:p text:style-name="P19">+-----------+-------------+------+-----+---------+-------+ </text:p>
      <text:p text:style-name="P19">| dept_no <text:s text:c="2"/>| int(11) <text:s text:c="4"/>| YES <text:s/>| <text:s text:c="4"/>| NULL <text:s text:c="3"/>| <text:s text:c="6"/>| </text:p>
      <text:p text:style-name="P19">| dept_name | varchar(15) | YES <text:s/>| UNI | NULL <text:s text:c="3"/>| <text:s text:c="6"/>| </text:p>
      <text:p text:style-name="P19">| bldg_name | varchar(15) | YES <text:s/>| <text:s text:c="4"/>| NULL <text:s text:c="3"/>| <text:s text:c="6"/>| </text:p>
      <text:p text:style-name="P19">+-----------+-------------+------+-----+---------+-------+ </text:p>
      <text:p text:style-name="P19">3 rows in set (0.02 sec) </text:p>
      <text:p text:style-name="P1"><text:span text:style-name="T2"><text:tab/></text:span><text:span text:style-name="T1">2. Instructor table( </text:span><text:span text:style-name="T4">ins_id</text:span><text:span text:style-name="T1">, ins_name, dept_no, salary, mob_no )</text:span></text:p>
      <text:p text:style-name="P18"><text:tab/><text:tab/>Apply NOT NULL constraint on name field.</text:p>
      <text:p text:style-name="P4"><text:span text:style-name="T2"><text:s/></text:span><text:span text:style-name="T6">create table instructor(ins_id int,ins_name varchar(15) not null,dept_no int,salary int,mob_no int,primary key(ins_id)); </text:span></text:p>
      <text:p text:style-name="P20">Query OK, 0 rows affected (0.05 sec) </text:p>
      <text:p text:style-name="P20"/>
      <text:p text:style-name="P20">mysql&gt; desc instructor; </text:p>
      <text:p text:style-name="P20">+----------+-------------+------+-----+---------+-------+ </text:p>
      <text:p text:style-name="P20">| Field <text:s text:c="3"/>| Type <text:s text:c="7"/>| Null | Key | Default | Extra | </text:p>
      <text:p text:style-name="P20">+----------+-------------+------+-----+---------+-------+ </text:p>
      <text:p text:style-name="P20">| ins_id <text:s text:c="2"/>| int(11) <text:s text:c="4"/>| NO <text:s text:c="2"/>| PRI | 0 <text:s text:c="6"/>| <text:s text:c="6"/>| </text:p>
      <text:p text:style-name="P20">| ins_name | varchar(15) | NO <text:s text:c="2"/>| <text:s text:c="4"/>| NULL <text:s text:c="3"/>| <text:s text:c="6"/>| </text:p>
      <text:p text:style-name="P20">| dept_no <text:s/>| int(11) <text:s text:c="4"/>| YES <text:s/>| <text:s text:c="4"/>| NULL <text:s text:c="3"/>| <text:s text:c="6"/>| </text:p>
      <text:p text:style-name="P20"><text:soft-page-break/>| salary <text:s text:c="2"/>| int(11) <text:s text:c="4"/>| YES <text:s/>| <text:s text:c="4"/>| NULL <text:s text:c="3"/>| <text:s text:c="6"/>| </text:p>
      <text:p text:style-name="P20">| mob_no <text:s text:c="2"/>| int(11) <text:s text:c="4"/>| YES <text:s/>| <text:s text:c="4"/>| NULL <text:s text:c="3"/>| <text:s text:c="6"/>| </text:p>
      <text:p text:style-name="P20">+----------+-------------+------+-----+---------+-------+ </text:p>
      <text:p text:style-name="P20">5 rows in set (0.00 sec) </text:p>
      <text:p text:style-name="P20"/>
      <text:p text:style-name="P3"><text:span text:style-name="T2">3. Course table( </text:span><text:span text:style-name="T3">course_id</text:span><text:span text:style-name="T2">, title, dept_no, credits )</text:span></text:p>
      <text:p text:style-name="P21"><text:s/>create table course(course_id int,title varchar(15),dept_no int,credits int,primary key(course_id)); </text:p>
      <text:p text:style-name="P21">Query OK, 0 rows affected (0.05 sec) </text:p>
      <text:p text:style-name="P21"/>
      <text:p text:style-name="P21">mysql&gt; desc course; </text:p>
      <text:p text:style-name="P21">+-----------+-------------+------+-----+---------+-------+ </text:p>
      <text:p text:style-name="P21">| Field <text:s text:c="4"/>| Type <text:s text:c="7"/>| Null | Key | Default | Extra | </text:p>
      <text:p text:style-name="P21">+-----------+-------------+------+-----+---------+-------+ </text:p>
      <text:p text:style-name="P21">| course_id | int(11) <text:s text:c="4"/>| NO <text:s text:c="2"/>| PRI | 0 <text:s text:c="6"/>| <text:s text:c="6"/>| </text:p>
      <text:p text:style-name="P21">| title <text:s text:c="4"/>| varchar(15) | YES <text:s/>| <text:s text:c="4"/>| NULL <text:s text:c="3"/>| <text:s text:c="6"/>| </text:p>
      <text:p text:style-name="P21">| dept_no <text:s text:c="2"/>| int(11) <text:s text:c="4"/>| YES <text:s/>| <text:s text:c="4"/>| NULL <text:s text:c="3"/>| <text:s text:c="6"/>| </text:p>
      <text:p text:style-name="P21">| credits <text:s text:c="2"/>| int(11) <text:s text:c="4"/>| YES <text:s/>| <text:s text:c="4"/>| NULL <text:s text:c="3"/>| <text:s text:c="6"/>| </text:p>
      <text:p text:style-name="P21">+-----------+-------------+------+-----+---------+-------+ </text:p>
      <text:p text:style-name="P21">4 rows in set (0.00 sec) </text:p>
      <text:p text:style-name="P3"><text:span text:style-name="T2">4. Teaches table( </text:span><text:span text:style-name="T5">teacher_id</text:span><text:span text:style-name="T2">, </text:span><text:span text:style-name="T5">course_id</text:span><text:span text:style-name="T2">, semester, year )</text:span></text:p>
      <text:p text:style-name="P22">create table teachers(teacher_id int,course_id int,semester int,year year,foreign key (teacher_id) references instructor(ins_id),foreign key (course_id) references course(course_id)); </text:p>
      <text:p text:style-name="P22">Query OK, 0 rows affected (0.10 sec) </text:p>
      <text:p text:style-name="P22"/>
      <text:p text:style-name="P22">mysql&gt; desc teachers; </text:p>
      <text:p text:style-name="P22">+------------+---------+------+-----+---------+-------+ </text:p>
      <text:p text:style-name="P22">| Field <text:s text:c="5"/>| Type <text:s text:c="3"/>| Null | Key | Default | Extra | </text:p>
      <text:p text:style-name="P22">+------------+---------+------+-----+---------+-------+ </text:p>
      <text:p text:style-name="P22">| teacher_id | int(11) | YES <text:s/>| MUL | NULL <text:s text:c="3"/>| <text:s text:c="6"/>| </text:p>
      <text:p text:style-name="P22"><text:soft-page-break/>| course_id <text:s/>| int(11) | YES <text:s/>| MUL | NULL <text:s text:c="3"/>| <text:s text:c="6"/>| </text:p>
      <text:p text:style-name="P22">| semester <text:s text:c="2"/>| int(11) | YES <text:s/>| <text:s text:c="4"/>| NULL <text:s text:c="3"/>| <text:s text:c="6"/>| </text:p>
      <text:p text:style-name="P22">| year <text:s text:c="6"/>| year(4) | YES <text:s/>| <text:s text:c="4"/>| NULL <text:s text:c="3"/>| <text:s text:c="6"/>| </text:p>
      <text:p text:style-name="P22">+------------+---------+------+-----+---------+-------+ </text:p>
      <text:p text:style-name="P22">4 rows in set (0.00 sec) </text:p>
      <text:p text:style-name="P22"/>
      <text:p text:style-name="P2"/>
      <text:p text:style-name="P17"><text:s/>Quieries :</text:p>
      <text:list xml:id="list4592792751370323792" text:style-name="WWNum2">
        <text:list-item>
          <text:p text:style-name="P30">Add the primary key in department table.</text:p>
        </text:list-item>
      </text:list>
      <text:p text:style-name="P33">alter table Department add primary key(dept_no); </text:p>
      <text:p text:style-name="P33">Query OK, 0 rows affected (0.15 sec) </text:p>
      <text:p text:style-name="P33">Records: 0 <text:s/>Duplicates: 0 <text:s/>Warnings: 0 </text:p>
      <text:p text:style-name="P33"/>
      <text:p text:style-name="P33">mysql&gt; desc Department; </text:p>
      <text:p text:style-name="P33">+-----------+-------------+------+-----+---------+-------+ </text:p>
      <text:p text:style-name="P33">| Field <text:s text:c="4"/>| Type <text:s text:c="7"/>| Null | Key | Default | Extra | </text:p>
      <text:p text:style-name="P33">+-----------+-------------+------+-----+---------+-------+ </text:p>
      <text:p text:style-name="P33">| dept_no <text:s text:c="2"/>| int(11) <text:s text:c="4"/>| NO <text:s text:c="2"/>| PRI | 0 <text:s text:c="6"/>| <text:s text:c="6"/>| </text:p>
      <text:p text:style-name="P33">| dept_name | varchar(15) | YES <text:s/>| UNI | NULL <text:s text:c="3"/>| <text:s text:c="6"/>| </text:p>
      <text:p text:style-name="P33">| bldg_name | varchar(15) | YES <text:s/>| <text:s text:c="4"/>| NULL <text:s text:c="3"/>| <text:s text:c="6"/>| </text:p>
      <text:p text:style-name="P33">+-----------+-------------+------+-----+---------+-------+ </text:p>
      <text:p text:style-name="P33">3 rows in set (0.00 sec) </text:p>
      <text:p text:style-name="P33"/>
      <text:list xml:id="list123233228516065" text:continue-numbering="true" text:style-name="WWNum2">
        <text:list-item>
          <text:p text:style-name="P30">Add the foreign key in instructor table.</text:p>
        </text:list-item>
      </text:list>
      <text:p text:style-name="P6"><text:s text:c="6"/><text:span text:style-name="T12"><text:s/></text:span><text:span text:style-name="T11">alter table instructor add foreign key(dept_no) references Department(dept_no); </text:span></text:p>
      <text:p text:style-name="P9">Query OK, 0 rows affected (0.14 sec) </text:p>
      <text:p text:style-name="P9">Records: 0 <text:s/>Duplicates: 0 <text:s/>Warnings: 0 </text:p>
      <text:p text:style-name="P9"/>
      <text:p text:style-name="P9">mysql&gt; desc instructor; </text:p>
      <text:p text:style-name="P9">+----------+-------------+------+-----+---------+-------+ </text:p>
      <text:p text:style-name="P9">| Field <text:s text:c="3"/>| Type <text:s text:c="7"/>| Null | Key | Default | Extra | </text:p>
      <text:p text:style-name="P9">+----------+-------------+------+-----+---------+-------+ </text:p>
      <text:p text:style-name="P9">| ins_id <text:s text:c="2"/>| int(11) <text:s text:c="4"/>| NO <text:s text:c="2"/>| PRI | 0 <text:s text:c="6"/>| <text:s text:c="6"/>| </text:p>
      <text:p text:style-name="P9">| ins_name | varchar(15) | NO <text:s text:c="2"/>| <text:s text:c="4"/>| NULL <text:s text:c="3"/>| <text:s text:c="6"/>| </text:p>
      <text:p text:style-name="P9">| dept_no <text:s/>| int(11) <text:s text:c="4"/>| YES <text:s/>| MUL | NULL <text:s text:c="3"/>| <text:s text:c="6"/>| </text:p>
      <text:p text:style-name="P9">| salary <text:s text:c="2"/>| int(11) <text:s text:c="4"/>| YES <text:s/>| <text:s text:c="4"/>| NULL <text:s text:c="3"/>| <text:s text:c="6"/>| </text:p>
      <text:p text:style-name="P9">| mob_no <text:s text:c="2"/>| int(11) <text:s text:c="4"/>| YES <text:s/>| <text:s text:c="4"/>| NULL <text:s text:c="3"/>| <text:s text:c="6"/>| </text:p>
      <text:p text:style-name="P9">+----------+-------------+------+-----+---------+-------+ </text:p>
      <text:p text:style-name="P9">5 rows in set (0.00 sec) </text:p>
      <text:p text:style-name="P7"/>
      <text:list xml:id="list123232808251392" text:continue-numbering="true" text:style-name="WWNum2">
        <text:list-item>
          <text:p text:style-name="P30">Modify the table department by adding a column budget.</text:p>
        </text:list-item>
      </text:list>
      <text:p text:style-name="P8"><text:span text:style-name="T7"><text:s text:c="4"/></text:span><text:span text:style-name="T10">alter table Department add column budget int; </text:span></text:p>
      <text:p text:style-name="P34">Query OK, 3 rows affected (0.16 sec) </text:p>
      <text:p text:style-name="P34">Records: 3 <text:s/>Duplicates: 0 <text:s/>Warnings: 0 </text:p>
      <text:p text:style-name="P34"><text:soft-page-break/><text:s/></text:p>
      <text:p text:style-name="P34">mysql&gt; select * from Department; </text:p>
      <text:p text:style-name="P34">+---------+-----------+-----------+--------+ </text:p>
      <text:p text:style-name="P34">| dept_no | dept_name | bldg_name | budget | </text:p>
      <text:p text:style-name="P34">+---------+-----------+-----------+--------+ </text:p>
      <text:p text:style-name="P34">| <text:s text:c="6"/>1 | comp <text:s text:c="5"/>| A <text:s text:c="8"/>| <text:s text:c="2"/>NULL | </text:p>
      <text:p text:style-name="P34">| <text:s text:c="6"/>2 | mech <text:s text:c="5"/>| B <text:s text:c="8"/>| <text:s text:c="2"/>NULL | </text:p>
      <text:p text:style-name="P34">| <text:s text:c="6"/>3 | IT <text:s text:c="7"/>| C <text:s text:c="8"/>| <text:s text:c="2"/>NULL | </text:p>
      <text:p text:style-name="P34">+---------+-----------+-----------+--------+ </text:p>
      <text:p text:style-name="P31">3 rows in set (0.00 sec) </text:p>
      <text:list xml:id="list123231128764917" text:continue-numbering="true" text:style-name="WWNum2">
        <text:list-item>
          <text:p text:style-name="P30">Create unique index on mobile number of instructor table.</text:p>
        </text:list-item>
      </text:list>
      <text:p text:style-name="P10">create unique index sr on instructor(mob_no); </text:p>
      <text:p text:style-name="P10">Query OK, 0 rows affected (0.11 sec) </text:p>
      <text:p text:style-name="P10">Records: 0 <text:s/>Duplicates: 0 <text:s/>Warnings: 0 </text:p>
      <text:p text:style-name="P10">desc instructor; </text:p>
      <text:p text:style-name="P10">+----------+-------------+------+-----+---------+-------+ </text:p>
      <text:p text:style-name="P10">| Field <text:s text:c="3"/>| Type <text:s text:c="7"/>| Null | Key | Default | Extra | </text:p>
      <text:p text:style-name="P10">+----------+-------------+------+-----+---------+-------+ </text:p>
      <text:p text:style-name="P10">| ins_id <text:s text:c="2"/>| int(11) <text:s text:c="4"/>| NO <text:s text:c="2"/>| PRI | 0 <text:s text:c="6"/>| <text:s text:c="6"/>| </text:p>
      <text:p text:style-name="P10">| ins_name | varchar(15) | NO <text:s text:c="2"/>| <text:s text:c="4"/>| NULL <text:s text:c="3"/>| <text:s text:c="6"/>| </text:p>
      <text:p text:style-name="P10">| dept_no <text:s/>| int(11) <text:s text:c="4"/>| YES <text:s/>| MUL | NULL <text:s text:c="3"/>| <text:s text:c="6"/>| </text:p>
      <text:p text:style-name="P10">| salary <text:s text:c="2"/>| int(11) <text:s text:c="4"/>| YES <text:s/>| <text:s text:c="4"/>| NULL <text:s text:c="3"/>| <text:s text:c="6"/>| </text:p>
      <text:p text:style-name="P10">| mob_no <text:s text:c="2"/>| int(11) <text:s text:c="4"/>| YES <text:s/>| UNI | NULL <text:s text:c="3"/>| <text:s text:c="6"/>| </text:p>
      <text:p text:style-name="P10">+----------+-------------+------+-----+---------+-------+ </text:p>
      <text:p text:style-name="P10">5 rows in set (0.00 sec) </text:p>
      <text:list xml:id="list123232395488754" text:continue-numbering="true" text:style-name="WWNum2">
        <text:list-item>
          <text:p text:style-name="P30">Create a view of instructor relation except the salary field.</text:p>
        </text:list-item>
      </text:list>
      <text:p text:style-name="P35"><text:s/>create view inst_view as select ins_id,ins_name,dept_no,mob_no from instructor; </text:p>
      <text:p text:style-name="P35">Query OK, 0 rows affected (0.05 sec) </text:p>
      <text:p text:style-name="P35"/>
      <text:p text:style-name="P35">mysql&gt; select * from inst_view; </text:p>
      <text:p text:style-name="P35">+--------+----------+---------+--------+ </text:p>
      <text:p text:style-name="P35">| ins_id | ins_name | dept_no | mob_no | </text:p>
      <text:p text:style-name="P35">+--------+----------+---------+--------+ </text:p>
      <text:p text:style-name="P35">| <text:s text:c="5"/>1 | A <text:s text:c="7"/>| <text:s text:c="6"/>1 | <text:s/>10020 | </text:p>
      <text:p text:style-name="P35">| <text:s text:c="5"/>2 | B <text:s text:c="7"/>| <text:s text:c="6"/>2 | <text:s/>11220 | </text:p>
      <text:p text:style-name="P35">| <text:s text:c="5"/>3 | C <text:s text:c="7"/>| <text:s text:c="6"/>3 | <text:s/>11020 | </text:p>
      <text:p text:style-name="P35">+--------+----------+---------+--------+ </text:p>
      <text:p text:style-name="P35">3 rows in set (0.01 sec) </text:p>
      <text:list xml:id="list123232738984392" text:continue-numbering="true" text:style-name="WWNum2">
        <text:list-item>
          <text:p text:style-name="P30">Insert record into instructor table using newly created viewname.</text:p>
        </text:list-item>
      </text:list>
      <text:p text:style-name="P36"><text:s/>insert into Department values(4,"Elect","D",null); </text:p>
      <text:p text:style-name="P36">Query OK, 1 row affected (0.04 sec) </text:p>
      <text:p text:style-name="P36"/>
      <text:p text:style-name="P36">mysql&gt; select * from Department; </text:p>
      <text:p text:style-name="P36">+---------+-----------+-----------+--------+ </text:p>
      <text:p text:style-name="P36">| dept_no | dept_name | bldg_name | budget | </text:p>
      <text:p text:style-name="P36">+---------+-----------+-----------+--------+ </text:p>
      <text:p text:style-name="P36">| <text:s text:c="6"/>1 | comp <text:s text:c="5"/>| A <text:s text:c="8"/>| <text:s text:c="2"/>NULL | </text:p>
      <text:p text:style-name="P36">| <text:s text:c="6"/>2 | mech <text:s text:c="5"/>| B <text:s text:c="8"/>| <text:s text:c="2"/>NULL | </text:p>
      <text:p text:style-name="P36">| <text:s text:c="6"/>3 | IT <text:s text:c="7"/>| C <text:s text:c="8"/>| <text:s text:c="2"/>NULL | </text:p>
      <text:p text:style-name="P36">| <text:s text:c="6"/>4 | Elect <text:s text:c="4"/>| D <text:s text:c="8"/>| <text:s text:c="2"/>NULL | </text:p>
      <text:p text:style-name="P36"><text:soft-page-break/>+---------+-----------+-----------+--------+ </text:p>
      <text:p text:style-name="P36">4 rows in set (0.00 sec) </text:p>
      <text:p text:style-name="P36"/>
      <text:p text:style-name="P36">mysql&gt; select * from inst_view; </text:p>
      <text:p text:style-name="P36">+--------+----------+---------+--------+ </text:p>
      <text:p text:style-name="P36">| ins_id | ins_name | dept_no | mob_no | </text:p>
      <text:p text:style-name="P36">+--------+----------+---------+--------+ </text:p>
      <text:p text:style-name="P36">| <text:s text:c="5"/>1 | A <text:s text:c="7"/>| <text:s text:c="6"/>1 | <text:s/>10020 | </text:p>
      <text:p text:style-name="P36">| <text:s text:c="5"/>2 | B <text:s text:c="7"/>| <text:s text:c="6"/>2 | <text:s/>11220 | </text:p>
      <text:p text:style-name="P36">| <text:s text:c="5"/>3 | C <text:s text:c="7"/>| <text:s text:c="6"/>3 | <text:s/>11020 | </text:p>
      <text:p text:style-name="P36">+--------+----------+---------+--------+ </text:p>
      <text:p text:style-name="P36">3 rows in set (0.00 sec) </text:p>
      <text:p text:style-name="P36"/>
      <text:p text:style-name="P36">mysql&gt; insert into inst_view values(4,"D",4,12000); </text:p>
      <text:p text:style-name="P36">Query OK, 1 row affected (0.04 sec) </text:p>
      <text:p text:style-name="P36"/>
      <text:p text:style-name="P36">mysql&gt; select * from inst_view; </text:p>
      <text:p text:style-name="P36">+--------+----------+---------+--------+ </text:p>
      <text:p text:style-name="P36">| ins_id | ins_name | dept_no | mob_no | </text:p>
      <text:p text:style-name="P36">+--------+----------+---------+--------+ </text:p>
      <text:p text:style-name="P36">| <text:s text:c="5"/>1 | A <text:s text:c="7"/>| <text:s text:c="6"/>1 | <text:s/>10020 | </text:p>
      <text:p text:style-name="P36">| <text:s text:c="5"/>2 | B <text:s text:c="7"/>| <text:s text:c="6"/>2 | <text:s/>11220 | </text:p>
      <text:p text:style-name="P36">| <text:s text:c="5"/>3 | C <text:s text:c="7"/>| <text:s text:c="6"/>3 | <text:s/>11020 | </text:p>
      <text:p text:style-name="P36">| <text:s text:c="5"/>4 | D <text:s text:c="7"/>| <text:s text:c="6"/>4 | <text:s/>12000 | </text:p>
      <text:p text:style-name="P36">+--------+----------+---------+--------+ </text:p>
      <text:p text:style-name="P36">4 rows in set (0.00 sec) </text:p>
      <text:list xml:id="list123232090055159" text:continue-numbering="true" text:style-name="WWNum2">
        <text:list-item>
          <text:p text:style-name="P29"><text:span text:style-name="T7">Update the department number of particular instructor using </text:span><text:span text:style-name="T9">update view</text:span><text:span text:style-name="T7">.</text:span></text:p>
        </text:list-item>
      </text:list>
      <text:p text:style-name="P12">update inst_view set dept_no=2 where ins_id=4; </text:p>
      <text:p text:style-name="P12">Query OK, 1 row affected (0.04 sec) </text:p>
      <text:p text:style-name="P12">Rows matched: 1 <text:s/>Changed: 1 <text:s/>Warnings: 0 </text:p>
      <text:p text:style-name="P12"/>
      <text:p text:style-name="P12">mysql&gt; select * from inst_view; </text:p>
      <text:p text:style-name="P12">+--------+----------+---------+--------+ </text:p>
      <text:p text:style-name="P12">| ins_id | ins_name | dept_no | mob_no | </text:p>
      <text:p text:style-name="P12">+--------+----------+---------+--------+ </text:p>
      <text:p text:style-name="P12">| <text:s text:c="5"/>1 | A <text:s text:c="7"/>| <text:s text:c="6"/>1 | <text:s/>10020 | </text:p>
      <text:p text:style-name="P12">| <text:s text:c="5"/>2 | B <text:s text:c="7"/>| <text:s text:c="6"/>2 | <text:s/>11220 | </text:p>
      <text:p text:style-name="P12">| <text:s text:c="5"/>3 | C <text:s text:c="7"/>| <text:s text:c="6"/>3 | <text:s/>11020 | </text:p>
      <text:p text:style-name="P12">| <text:s text:c="5"/>4 | D <text:s text:c="7"/>| <text:s text:c="6"/>2 | <text:s/>12000 | </text:p>
      <text:p text:style-name="P12">+--------+----------+---------+--------+ </text:p>
      <text:p text:style-name="P12">4 rows in set (0.00 sec)</text:p>
      <text:list xml:id="list123232291767522" text:continue-numbering="true" text:style-name="WWNum2">
        <text:list-item>
          <text:p text:style-name="P30">Delete record of particular instructor from instructor table using newly created viewname.</text:p>
        </text:list-item>
      </text:list>
      <text:p text:style-name="P13">delete from inst_view where ins_id=4; </text:p>
      <text:p text:style-name="P13">Query OK, 1 row affected (0.04 sec) </text:p>
      <text:p text:style-name="P13"/>
      <text:p text:style-name="P13">mysql&gt; select * from inst_view; </text:p>
      <text:p text:style-name="P13">+--------+----------+---------+--------+ </text:p>
      <text:p text:style-name="P13">| ins_id | ins_name | dept_no | mob_no | </text:p>
      <text:p text:style-name="P13">+--------+----------+---------+--------+ </text:p>
      <text:p text:style-name="P13"><text:soft-page-break/>| <text:s text:c="5"/>1 | A <text:s text:c="7"/>| <text:s text:c="6"/>1 | <text:s/>10020 | </text:p>
      <text:p text:style-name="P13">| <text:s text:c="5"/>2 | B <text:s text:c="7"/>| <text:s text:c="6"/>2 | <text:s/>11220 | </text:p>
      <text:p text:style-name="P13">| <text:s text:c="5"/>3 | C <text:s text:c="7"/>| <text:s text:c="6"/>3 | <text:s/>11020 | </text:p>
      <text:p text:style-name="P13">+--------+----------+---------+--------+ </text:p>
      <text:p text:style-name="P13">3 rows in set (0.00 sec) </text:p>
      <text:list xml:id="list123233116818070" text:continue-numbering="true" text:style-name="WWNum2">
        <text:list-item>
          <text:p text:style-name="P30">Delete the last view.</text:p>
        </text:list-item>
      </text:list>
      <text:p text:style-name="P14"><text:s/>drop view inst_view; </text:p>
      <text:p text:style-name="P14">Query OK, 0 rows affected (0.00 sec) </text:p>
      <text:p text:style-name="P14"/>
      <text:p text:style-name="P14">mysql&gt; select * from inst_view; </text:p>
      <text:p text:style-name="P14">ERROR 1146 (42S02): Table 'University245.inst_view' doesn't exist </text:p>
      <text:list xml:id="list123232649665177" text:continue-numbering="true" text:style-name="WWNum2">
        <text:list-item>
          <text:p text:style-name="P30">Remove the Budget from department table.</text:p>
        </text:list-item>
      </text:list>
      <text:p text:style-name="P14">alter table Department drop budget; </text:p>
      <text:p text:style-name="P14">Query OK, 4 rows affected (0.16 sec) </text:p>
      <text:p text:style-name="P14">Records: 4 <text:s/>Duplicates: 0 <text:s/>Warnings: 0 </text:p>
      <text:p text:style-name="P14"/>
      <text:p text:style-name="P14">mysql&gt; select * from Department;; </text:p>
      <text:p text:style-name="P14">+---------+-----------+-----------+ </text:p>
      <text:p text:style-name="P14">| dept_no | dept_name | bldg_name | </text:p>
      <text:p text:style-name="P14">+---------+-----------+-----------+ </text:p>
      <text:p text:style-name="P14">| <text:s text:c="6"/>1 | comp <text:s text:c="5"/>| A <text:s text:c="8"/>| </text:p>
      <text:p text:style-name="P14">| <text:s text:c="6"/>2 | mech <text:s text:c="5"/>| B <text:s text:c="8"/>| </text:p>
      <text:p text:style-name="P14">| <text:s text:c="6"/>3 | IT <text:s text:c="7"/>| C <text:s text:c="8"/>| </text:p>
      <text:p text:style-name="P14">| <text:s text:c="6"/>4 | Elect <text:s text:c="4"/>| D <text:s text:c="8"/>| </text:p>
      <text:p text:style-name="P14">+---------+-----------+-----------+ </text:p>
      <text:p text:style-name="P14">4 rows in set (0.00 sec) </text:p>
      <text:p text:style-name="P14"/>
      <text:list xml:id="list123231686035518" text:continue-numbering="true" text:style-name="WWNum2">
        <text:list-item>
          <text:p text:style-name="P30">Increase the size of the title field of course relation.</text:p>
        </text:list-item>
      </text:list>
      <text:p text:style-name="P37">alter table course modify title varchar(20); </text:p>
      <text:p text:style-name="P37">Query OK, 3 rows affected (0.17 sec) </text:p>
      <text:p text:style-name="P37">Records: 3 <text:s/>Duplicates: 0 <text:s/>Warnings: 0 </text:p>
      <text:p text:style-name="P37"/>
      <text:p text:style-name="P37">mysql&gt; desc course; </text:p>
      <text:p text:style-name="P37">+-----------+-------------+------+-----+---------+-------+ </text:p>
      <text:p text:style-name="P37">| Field <text:s text:c="4"/>| Type <text:s text:c="7"/>| Null | Key | Default | Extra | </text:p>
      <text:p text:style-name="P37">+-----------+-------------+------+-----+---------+-------+ </text:p>
      <text:p text:style-name="P37">| course_id | int(11) <text:s text:c="4"/>| NO <text:s text:c="2"/>| PRI | 0 <text:s text:c="6"/>| <text:s text:c="6"/>| </text:p>
      <text:p text:style-name="P37">| title <text:s text:c="4"/>| varchar(20) | YES <text:s/>| <text:s text:c="4"/>| NULL <text:s text:c="3"/>| <text:s text:c="6"/>| </text:p>
      <text:p text:style-name="P37">| dept_no <text:s text:c="2"/>| int(11) <text:s text:c="4"/>| YES <text:s/>| <text:s text:c="4"/>| NULL <text:s text:c="3"/>| <text:s text:c="6"/>| </text:p>
      <text:p text:style-name="P37">| credits <text:s text:c="2"/>| int(11) <text:s text:c="4"/>| YES <text:s/>| <text:s text:c="4"/>| NULL <text:s text:c="3"/>| <text:s text:c="6"/>| </text:p>
      <text:p text:style-name="P37">+-----------+-------------+------+-----+---------+-------+ </text:p>
      <text:p text:style-name="P37">4 rows in set (0.00 sec) </text:p>
      <text:list xml:id="list123231504684528" text:continue-numbering="true" text:style-name="WWNum2">
        <text:list-item>
          <text:p text:style-name="P30">Create a view by showing a instructor name with a department name and its salary.</text:p>
        </text:list-item>
      </text:list>
      <text:p text:style-name="P15"><text:s/>create view newview1 as select ins_name,dept_name,salary from instructor,Department where instructor.dept_no=Department.dept_no; </text:p>
      <text:p text:style-name="P15">Query OK, 0 rows affected (0.04 sec) </text:p>
      <text:p text:style-name="P15"/>
      <text:p text:style-name="P15">mysql&gt; select * from newview1; </text:p>
      <text:p text:style-name="P15">+----------+-----------+--------+ </text:p>
      <text:p text:style-name="P15">| ins_name | dept_name | salary | </text:p>
      <text:p text:style-name="P15">+----------+-----------+--------+ </text:p>
      <text:p text:style-name="P15"><text:soft-page-break/>| A <text:s text:c="7"/>| comp <text:s text:c="5"/>| <text:s/>10000 | </text:p>
      <text:p text:style-name="P15">| B <text:s text:c="7"/>| mech <text:s text:c="5"/>| <text:s/>12000 | </text:p>
      <text:p text:style-name="P15">| C <text:s text:c="7"/>| IT <text:s text:c="7"/>| <text:s/>10500 | </text:p>
      <text:p text:style-name="P15">+----------+-----------+--------+ </text:p>
      <text:p text:style-name="P15">3 rows in set (0.00 sec)</text:p>
      <text:list xml:id="list123232483934335" text:continue-numbering="true" text:style-name="WWNum2">
        <text:list-item>
          <text:p text:style-name="P30">Update salary of particular instructor using update view.</text:p>
        </text:list-item>
      </text:list>
      <text:p text:style-name="P38">update newview1 set salary=11000 where ins_name="C"; </text:p>
      <text:p text:style-name="P38">Query OK, 1 row affected (0.04 sec) </text:p>
      <text:p text:style-name="P38">Rows matched: 1 <text:s/>Changed: 1 <text:s/>Warnings: 0 </text:p>
      <text:p text:style-name="P38"/>
      <text:p text:style-name="P38">mysql&gt; select * from instructor; </text:p>
      <text:p text:style-name="P38">+--------+----------+---------+--------+--------+ </text:p>
      <text:p text:style-name="P38">| ins_id | ins_name | dept_no | salary | mob_no | </text:p>
      <text:p text:style-name="P38">+--------+----------+---------+--------+--------+ </text:p>
      <text:p text:style-name="P38">| <text:s text:c="5"/>1 | A <text:s text:c="7"/>| <text:s text:c="6"/>1 | <text:s/>10000 | <text:s/>10020 | </text:p>
      <text:p text:style-name="P38">| <text:s text:c="5"/>2 | B <text:s text:c="7"/>| <text:s text:c="6"/>2 | <text:s/>12000 | <text:s/>11220 | </text:p>
      <text:p text:style-name="P38">| <text:s text:c="5"/>3 | C <text:s text:c="7"/>| <text:s text:c="6"/>3 | <text:s/>11000 | <text:s/>11020 | </text:p>
      <text:p text:style-name="P38">+--------+----------+---------+--------+--------+ </text:p>
      <text:p text:style-name="P38">3 rows in set (0.00 sec) </text:p>
      <text:list xml:id="list123231736753100" text:continue-numbering="true" text:style-name="WWNum2">
        <text:list-item>
          <text:p text:style-name="P30">Delete the index from the instructor table.</text:p>
        </text:list-item>
      </text:list>
      <text:p text:style-name="P39">alter table instructor drop index sr; </text:p>
      <text:p text:style-name="P39">Query OK, 0 rows affected (0.09 sec) </text:p>
      <text:p text:style-name="P39">Records: 0 <text:s/>Duplicates: 0 <text:s/>Warnings: 0 </text:p>
      <text:p text:style-name="P39"/>
      <text:p text:style-name="P39">mysql&gt; desc instructor; </text:p>
      <text:p text:style-name="P39">+----------+-------------+------+-----+---------+-------+ </text:p>
      <text:p text:style-name="P39">| Field <text:s text:c="3"/>| Type <text:s text:c="7"/>| Null | Key | Default | Extra | </text:p>
      <text:p text:style-name="P39">+----------+-------------+------+-----+---------+-------+ </text:p>
      <text:p text:style-name="P39">| ins_id <text:s text:c="2"/>| int(11) <text:s text:c="4"/>| NO <text:s text:c="2"/>| PRI | 0 <text:s text:c="6"/>| <text:s text:c="6"/>| </text:p>
      <text:p text:style-name="P39">| ins_name | varchar(15) | NO <text:s text:c="2"/>| <text:s text:c="4"/>| NULL <text:s text:c="3"/>| <text:s text:c="6"/>| </text:p>
      <text:p text:style-name="P39">| dept_no <text:s/>| int(11) <text:s text:c="4"/>| YES <text:s/>| MUL | NULL <text:s text:c="3"/>| <text:s text:c="6"/>| </text:p>
      <text:p text:style-name="P39">| salary <text:s text:c="2"/>| int(11) <text:s text:c="4"/>| YES <text:s/>| <text:s text:c="4"/>| NULL <text:s text:c="3"/>| <text:s text:c="6"/>| </text:p>
      <text:p text:style-name="P39">| mob_no <text:s text:c="2"/>| int(11) <text:s text:c="4"/>| YES <text:s/>| <text:s text:c="4"/>| NULL <text:s text:c="3"/>| <text:s text:c="6"/>| </text:p>
      <text:p text:style-name="P39">+----------+-------------+------+-----+---------+-------+ </text:p>
      <text:p text:style-name="P39">5 rows in set (0.00 sec) </text:p>
      <text:list xml:id="list123232833920351" text:continue-numbering="true" text:style-name="WWNum2">
        <text:list-item>
          <text:p text:style-name="P30">Rename the course table to another table name.</text:p>
        </text:list-item>
      </text:list>
      <text:p text:style-name="P40">rename table course to coursetable; </text:p>
      <text:p text:style-name="P40">Query OK, 0 rows affected (0.04 sec) </text:p>
      <text:p text:style-name="P40"/>
      <text:p text:style-name="P40">mysql&gt; desc coursetable; </text:p>
      <text:p text:style-name="P40">+-----------+-------------+------+-----+---------+-------+ </text:p>
      <text:p text:style-name="P40">| Field <text:s text:c="4"/>| Type <text:s text:c="7"/>| Null | Key | Default | Extra | </text:p>
      <text:p text:style-name="P40">+-----------+-------------+------+-----+---------+-------+ </text:p>
      <text:p text:style-name="P40">| course_id | int(11) <text:s text:c="4"/>| NO <text:s text:c="2"/>| PRI | 0 <text:s text:c="6"/>| <text:s text:c="6"/>| </text:p>
      <text:p text:style-name="P40">| title <text:s text:c="4"/>| varchar(20) | YES <text:s/>| <text:s text:c="4"/>| NULL <text:s text:c="3"/>| <text:s text:c="6"/>| </text:p>
      <text:p text:style-name="P40">| dept_no <text:s text:c="2"/>| int(11) <text:s text:c="4"/>| YES <text:s/>| <text:s text:c="4"/>| NULL <text:s text:c="3"/>| <text:s text:c="6"/>| </text:p>
      <text:p text:style-name="P40">| credits <text:s text:c="2"/>| int(11) <text:s text:c="4"/>| YES <text:s/>| <text:s text:c="4"/>| NULL <text:s text:c="3"/>| <text:s text:c="6"/>| </text:p>
      <text:p text:style-name="P40">+-----------+-------------+------+-----+---------+-------+ </text:p>
      <text:p text:style-name="P40">4 rows in set (0.01 sec) </text:p>
      <text:p text:style-name="P40"><text:soft-page-break/><text:s/></text:p>
      <text:list xml:id="list123232074712949" text:continue-numbering="true" text:style-name="WWNum2">
        <text:list-item>
          <text:p text:style-name="P29"><text:span text:style-name="T7">Create a view by showing a instructor name and title of course </text:span><text:span text:style-name="T8">he</text:span><text:span text:style-name="T7"> teache</text:span><text:span text:style-name="T8">s</text:span><text:span text:style-name="T7">.</text:span></text:p>
        </text:list-item>
      </text:list>
      <text:p text:style-name="P41">create view newview2 as select ins_name,title from instructor,coursetable where instructor.dept_no=coursetable.dept_no; </text:p>
      <text:p text:style-name="P41">Query OK, 0 rows affected (0.04 sec) </text:p>
      <text:p text:style-name="P41"/>
      <text:p text:style-name="P41">mysql&gt; select * from newview2; </text:p>
      <text:p text:style-name="P41">Empty set (0.00 sec)</text:p>
      <text:p text:style-name="P32"/>
      <text:list xml:id="list123231747234125" text:continue-numbering="true" text:style-name="WWNum2">
        <text:list-item>
          <text:p text:style-name="P30">Delete the primary key from the department table.</text:p>
        </text:list-item>
      </text:list>
      <text:p text:style-name="P11"/>
      <text:p text:style-name="P5">show create table instructor; </text:p>
      <text:p text:style-name="P5">+------------+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+ </text:p>
      <text:p text:style-name="P5">| Table <text:s text:c="5"/>| Create Table <text:s text:c="378"/>| </text:p>
      <text:p text:style-name="P5">+------------+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+ </text:p>
      <text:p text:style-name="P5">| instructor | CREATE TABLE `instructor` ( </text:p>
      <text:p text:style-name="P5"><text:s text:c="2"/>`ins_id` int(11) NOT NULL DEFAULT '0', </text:p>
      <text:p text:style-name="P5"><text:s text:c="2"/>`ins_name` varchar(15) NOT NULL, </text:p>
      <text:p text:style-name="P5"><text:s text:c="2"/>`dept_no` int(11) DEFAULT NULL, </text:p>
      <text:p text:style-name="P5"><text:s text:c="2"/>`salary` int(11) DEFAULT NULL, </text:p>
      <text:p text:style-name="P5"><text:s text:c="2"/>`mob_no` int(11) DEFAULT NULL, </text:p>
      <text:p text:style-name="P5"><text:s text:c="2"/>PRIMARY KEY (`ins_id`), </text:p>
      <text:p text:style-name="P5"><text:s text:c="2"/>KEY `dept_no` (`dept_no`), </text:p>
      <text:p text:style-name="P5"><text:s text:c="2"/>CONSTRAINT `instructor_ibfk_1` FOREIGN KEY (`dept_no`) REFERENCES `Department` (`dept_no`) </text:p>
      <text:p text:style-name="P5">) ENGINE=InnoDB DEFAULT CHARSET=latin1 | </text:p>
      <text:p text:style-name="P5">+------------+--------------------------------------------------------------------------------------------------------------------------------------------------------------------------------------------------------------------------------<text:soft-page-break/>------------------------------------------------------------------------------------------------------------------------------------------------------------------------+ </text:p>
      <text:p text:style-name="P5">1 row in set (0.00 sec) </text:p>
      <text:p text:style-name="P5"/>
      <text:p text:style-name="P5">mysql&gt; alter table instructor drop foreign key instructor_ibfk_1; </text:p>
      <text:p text:style-name="P5">Query OK, 3 rows affected (0.17 sec) </text:p>
      <text:p text:style-name="P5">Records: 3 <text:s/>Duplicates: 0 <text:s/>Warnings: 0 </text:p>
      <text:p text:style-name="P5"/>
      <text:p text:style-name="P5">mysql&gt; desc instructor; </text:p>
      <text:p text:style-name="P5">+----------+-------------+------+-----+---------+-------+ </text:p>
      <text:p text:style-name="P5">| Field <text:s text:c="3"/>| Type <text:s text:c="7"/>| Null | Key | Default | Extra | </text:p>
      <text:p text:style-name="P5">+----------+-------------+------+-----+---------+-------+ </text:p>
      <text:p text:style-name="P5">| ins_id <text:s text:c="2"/>| int(11) <text:s text:c="4"/>| NO <text:s text:c="2"/>| PRI | 0 <text:s text:c="6"/>| <text:s text:c="6"/>| </text:p>
      <text:p text:style-name="P5">| ins_name | varchar(15) | NO <text:s text:c="2"/>| <text:s text:c="4"/>| NULL <text:s text:c="3"/>| <text:s text:c="6"/>| </text:p>
      <text:p text:style-name="P5">| dept_no <text:s/>| int(11) <text:s text:c="4"/>| YES <text:s/>| MUL | NULL <text:s text:c="3"/>| <text:s text:c="6"/>| </text:p>
      <text:p text:style-name="P5">| salary <text:s text:c="2"/>| int(11) <text:s text:c="4"/>| YES <text:s/>| <text:s text:c="4"/>| NULL <text:s text:c="3"/>| <text:s text:c="6"/>| </text:p>
      <text:p text:style-name="P5">| mob_no <text:s text:c="2"/>| int(11) <text:s text:c="4"/>| YES <text:s/>| <text:s text:c="4"/>| NULL <text:s text:c="3"/>| <text:s text:c="6"/>| </text:p>
      <text:p text:style-name="P5">+----------+-------------+------+-----+---------+-------+ </text:p>
      <text:p text:style-name="P5">5 rows in set (0.01 sec) </text:p>
      <text:p text:style-name="P5"/>
      <text:p text:style-name="P5">mysql&gt; desc Department; </text:p>
      <text:p text:style-name="P5">+-----------+-------------+------+-----+---------+-------+ </text:p>
      <text:p text:style-name="P5">| Field <text:s text:c="4"/>| Type <text:s text:c="7"/>| Null | Key | Default | Extra | </text:p>
      <text:p text:style-name="P5">+-----------+-------------+------+-----+---------+-------+ </text:p>
      <text:p text:style-name="P5">| dept_no <text:s text:c="2"/>| int(11) <text:s text:c="4"/>| NO <text:s text:c="2"/>| PRI | 0 <text:s text:c="6"/>| <text:s text:c="6"/>| </text:p>
      <text:p text:style-name="P5">| dept_name | varchar(15) | YES <text:s/>| UNI | NULL <text:s text:c="3"/>| <text:s text:c="6"/>| </text:p>
      <text:p text:style-name="P5">| bldg_name | varchar(15) | YES <text:s/>| <text:s text:c="4"/>| NULL <text:s text:c="3"/>| <text:s text:c="6"/>| </text:p>
      <text:p text:style-name="P5">+-----------+-------------+------+-----+---------+-------+ </text:p>
      <text:p text:style-name="P5">3 rows in set (0.01 sec) </text:p>
      <text:p text:style-name="P5"><text:soft-page-break/><text:s/></text:p>
      <text:p text:style-name="P5">mysql&gt; alter table Department drop primary key; </text:p>
      <text:p text:style-name="P5">Query OK, 4 rows affected (0.18 sec) </text:p>
      <text:p text:style-name="P5">Records: 4 <text:s/>Duplicates: 0 <text:s/>Warnings: 0 </text:p>
      <text:p text:style-name="P5"/>
      <text:p text:style-name="P5">mysql&gt; desc Department; </text:p>
      <text:p text:style-name="P5">+-----------+-------------+------+-----+---------+-------+ </text:p>
      <text:p text:style-name="P5">| Field <text:s text:c="4"/>| Type <text:s text:c="7"/>| Null | Key | Default | Extra | </text:p>
      <text:p text:style-name="P5">+-----------+-------------+------+-----+---------+-------+ </text:p>
      <text:p text:style-name="P5">| dept_no <text:s text:c="2"/>| int(11) <text:s text:c="4"/>| NO <text:s text:c="2"/>| <text:s text:c="4"/>| 0 <text:s text:c="6"/>| <text:s text:c="6"/>| </text:p>
      <text:p text:style-name="P5">| dept_name | varchar(15) | YES <text:s/>| UNI | NULL <text:s text:c="3"/>| <text:s text:c="6"/>| </text:p>
      <text:p text:style-name="P5">| bldg_name | varchar(15) | YES <text:s/>| <text:s text:c="4"/>| NULL <text:s text:c="3"/>| <text:s text:c="6"/>| </text:p>
      <text:p text:style-name="P5">+-----------+-------------+------+-----+---------+-------+ </text:p>
      <text:p text:style-name="P5">3 rows in set (0.00 sec) </text:p>
      <text:p text:style-name="P23">18 <text:span text:style-name="T17">create the table student having field student id,student name,dept_no,birth <text:s text:c="3"/>date. s</text:span><text:span text:style-name="T18">t</text:span><text:span text:style-name="T17">udent id should be auto_increment. Dept_no is foreign key.</text:span></text:p>
      <text:p text:style-name="P24">alter table Department add primary key(dept_no);</text:p>
      <text:p text:style-name="P24">Query OK, 0 rows affected (0.18 sec)</text:p>
      <text:p text:style-name="P24">Records: 0 <text:s/>Duplicates: 0 <text:s/>Warnings: 0</text:p>
      <text:p text:style-name="P24">create table Student(stud_id int auto_increment,stud_name varchar(10),dept_no int,DOB date,foreign key(dept_no) references Department(dept_no),primary key(stud_id));</text:p>
      <text:p text:style-name="P24">Query OK, 0 rows affected (0.05 sec)</text:p>
      <text:p text:style-name="P24"></text:p>
      <text:p text:style-name="P24">mysql&gt; desc Student;</text:p>
      <text:p text:style-name="P24">+-----------+-------------+------+-----+---------+----------------+</text:p>
      <text:p text:style-name="P24">| Field <text:s text:c="4"/>| Type <text:s text:c="7"/>| Null | Key | Default | Extra <text:s text:c="9"/>|</text:p>
      <text:p text:style-name="P24">+-----------+-------------+------+-----+---------+----------------+</text:p>
      <text:p text:style-name="P24">| stud_id <text:s text:c="2"/>| int(11) <text:s text:c="4"/>| NO <text:s text:c="2"/>| PRI | NULL <text:s text:c="3"/>| auto_increment |</text:p>
      <text:p text:style-name="P24"><text:soft-page-break/>| stud_name | varchar(10) | YES <text:s/>| <text:s text:c="4"/>| NULL <text:s text:c="3"/>| <text:s text:c="15"/>|</text:p>
      <text:p text:style-name="P24">| dept_no <text:s text:c="2"/>| int(11) <text:s text:c="4"/>| YES <text:s/>| MUL | NULL <text:s text:c="3"/>| <text:s text:c="15"/>|</text:p>
      <text:p text:style-name="P24">| DOB <text:s text:c="6"/>| date <text:s text:c="7"/>| YES <text:s/>| <text:s text:c="4"/>| NULL <text:s text:c="3"/>| <text:s text:c="15"/>|</text:p>
      <text:p text:style-name="P24">+-----------+-------------+------+-----+---------+----------------+</text:p>
      <text:p text:style-name="P24">4 rows in set (0.00 sec)</text:p>
      <text:p text:style-name="P28">19 Change the sequence of your auto increment field.</text:p>
      <text:p text:style-name="P25">select * from Student;</text:p>
      <text:p text:style-name="P25">+---------+-----------+---------+------------+</text:p>
      <text:p text:style-name="P25">| stud_id | stud_name | dept_no | DOB <text:s text:c="7"/>|</text:p>
      <text:p text:style-name="P25">+---------+-----------+---------+------------+</text:p>
      <text:p text:style-name="P25">| <text:s text:c="6"/>1 | AB <text:s text:c="7"/>| <text:s text:c="6"/>1 | 1997-04-12 |</text:p>
      <text:p text:style-name="P25">| <text:s text:c="6"/>2 | CD <text:s text:c="7"/>| <text:s text:c="6"/>3 | 1996-06-12 |</text:p>
      <text:p text:style-name="P25">| <text:s text:c="6"/>3 | EF <text:s text:c="7"/>| <text:s text:c="6"/>2 | 1998-09-25 |</text:p>
      <text:p text:style-name="P25">+---------+-----------+---------+------------+</text:p>
      <text:p text:style-name="P25">3 rows in set (0.01 sec)</text:p>
      <text:p text:style-name="P25">alter table Student auto_increment=5;</text:p>
      <text:p text:style-name="P25">Query OK, 0 rows affected (0.13 sec)</text:p>
      <text:p text:style-name="P25">Records: 0 <text:s/>Duplicates: 0 <text:s/>Warnings: 0</text:p>
      <text:p text:style-name="P26"><text:s/>select * from Student;</text:p>
      <text:p text:style-name="P26">+---------+-----------+---------+------------+</text:p>
      <text:p text:style-name="P26">| stud_id | stud_name | dept_no | DOB <text:s text:c="7"/>|</text:p>
      <text:p text:style-name="P26">+---------+-----------+---------+------------+</text:p>
      <text:p text:style-name="P26">| <text:s text:c="6"/>1 | AB <text:s text:c="7"/>| <text:s text:c="6"/>1 | 1997-04-12 |</text:p>
      <text:p text:style-name="P26">| <text:s text:c="6"/>2 | CD <text:s text:c="7"/>| <text:s text:c="6"/>3 | 1996-06-12 |</text:p>
      <text:p text:style-name="P26">| <text:s text:c="6"/>3 | EF <text:s text:c="7"/>| <text:s text:c="6"/>2 | 1998-09-25 |</text:p>
      <text:p text:style-name="P26">| <text:s text:c="5"/>10 | GH <text:s text:c="7"/>| <text:s text:c="6"/>2 | 1995-09-25 |</text:p>
      <text:p text:style-name="P26">+---------+-----------+---------+------------+</text:p>
      <text:p text:style-name="P26">4 rows in set (0.00 sec)</text:p>
      <text:p text:style-name="P28"><text:soft-page-break/>20 Create the view of computer department teachers <text:span text:style-name="T13">name who teaches in 5</text:span><text:span text:style-name="T14">th</text:span><text:span text:style-name="T13"> semester.</text:span></text:p>
      <text:p text:style-name="P27">create view new1 as select dept_name,semester,ins_name from Department,teachers,instructor where teachers.semester=2 and Department.dept_name="comp" and instructor.ins_id=teachers.teacher_id and instructor.dept_no=Department.dept_no;</text:p>
      <text:p text:style-name="P27">Query OK, 0 rows affected (0.03 sec)</text:p>
      <text:p text:style-name="P27"></text:p>
      <text:p text:style-name="P27">mysql&gt; select * from new1;</text:p>
      <text:p text:style-name="P27">+-----------+----------+----------+</text:p>
      <text:p text:style-name="P27">| dept_name | semester | ins_name |</text:p>
      <text:p text:style-name="P27">+-----------+----------+----------+</text:p>
      <text:p text:style-name="P27">| comp <text:s text:c="5"/>| <text:s text:c="7"/>2 | A <text:s text:c="7"/>|</text:p>
      <text:p text:style-name="P27">+-----------+----------+----------+</text:p>
      <text:p text:style-name="P27">1 row in set (0.00 sec)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Droid Sans" svg:font-family="'Droid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language="en" fo:country="US" style:letter-kerning="true" style:font-name-asian="Droid Sans Fallback" style:font-family-asian="'Droid Sans Fallback'" style:font-family-generic-asian="system" style:font-pitch-asian="variable" style:font-name-complex="Calibri1" style:font-family-complex="Calibri" style:font-family-generic-complex="system" style:font-pitch-complex="variabl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false" fo:line-height="100%" fo:text-align="justify" style:justify-single-word="false" fo:text-indent="0.43cm" style:auto-text-indent="false"/>
      <style:text-properties style:font-name="Droid Sans" fo:font-family="'Droid Sans'" style:font-family-generic="roman" style:font-pitch="variable" fo:language="en" fo:country="IN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onam Railkar</meta:initial-creator>
    <meta:editing-cycles>35</meta:editing-cycles>
    <meta:creation-date>2017-06-27T04:27:00</meta:creation-date>
    <dc:date>2017-06-28T12:32:31.050695443</dc:date>
    <meta:editing-duration>PT2H27M52S</meta:editing-duration>
    <meta:generator>LibreOffice/4.2.8.2$Linux_X86_64 LibreOffice_project/420m0$Build-2</meta:generator>
    <meta:document-statistic meta:table-count="0" meta:image-count="0" meta:object-count="0" meta:page-count="12" meta:paragraph-count="382" meta:word-count="2895" meta:character-count="19511" meta:non-whitespace-character-count="14633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